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19-01-10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18-01-09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17-01-10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16-01-05 0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15-01-06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14-01-0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13-01-15 0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12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11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10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09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0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0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06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05-01-11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04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03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02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01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2000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99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97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96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95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94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93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92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91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90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8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88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8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86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85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84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83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82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80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79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7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77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76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75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74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73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72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71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68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67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75</text:p>
          </table:table-cell>
          <table:table-cell office:value-type="string" calcext:value-type="string">
            <text:p>1966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